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2.447cm" style:rel-column-width="8184*"/>
    </style:style>
    <style:style style:name="Table1.B" style:family="table-column">
      <style:table-column-properties style:column-width="5.699cm" style:rel-column-width="19065*"/>
    </style:style>
    <style:style style:name="Table1.C" style:family="table-column">
      <style:table-column-properties style:column-width="2.82cm" style:rel-column-width="9435*"/>
    </style:style>
    <style:style style:name="Table1.D" style:family="table-column">
      <style:table-column-properties style:column-width="3.057cm" style:rel-column-width="10226*"/>
    </style:style>
    <style:style style:name="Table1.E" style:family="table-column">
      <style:table-column-properties style:column-width="1.265cm" style:rel-column-width="4230*"/>
    </style:style>
    <style:style style:name="Table1.F" style:family="table-column">
      <style:table-column-properties style:column-width="1.219cm" style:rel-column-width="4077*"/>
    </style:style>
    <style:style style:name="Table1.G" style:family="table-column">
      <style:table-column-properties style:column-width="1.455cm" style:rel-column-width="4868*"/>
    </style:style>
    <style:style style:name="Table1.H" style:family="table-column">
      <style:table-column-properties style:column-width="1.63cm" style:rel-column-width="5450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[main.Empty;block=tbs:p+tbs:table;sub1=Details]</text:p>
      <text:p text:style-name="P4">[main.Empty;block=tbs:p+tbs:table;sub1=Details]</text:p>
      <text:p text:style-name="P4">[a.APDate]: [main.APDate ;block=tbs:p+tbs:table;sub1=Details]</text:p>
      <text:p text:style-name="P4">[a.InvoiceNo]: [main.InvoiceNo ;block=tbs:p+tbs:table;sub1=Details] / [a.PVoucherNo]: [main.PVoucherNo ;block=tbs:p+tbs:table;sub1=Details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1">[a.ProductCode]</text:p>
            </table:table-cell>
            <table:table-cell table:style-name="Table1.A1" office:value-type="string">
              <text:p text:style-name="P1">[a.ProductName]</text:p>
            </table:table-cell>
            <table:table-cell table:style-name="Table1.A1" office:value-type="string">
              <text:p text:style-name="P1">[a.PONumber]</text:p>
            </table:table-cell>
            <table:table-cell table:style-name="Table1.A1" office:value-type="string">
              <text:p text:style-name="P1">[a.GRNNo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[a.Price]</text:p>
            </table:table-cell>
            <table:table-cell table:style-name="Table1.H1" office:value-type="string">
              <text:p text:style-name="P2">[a.Total]</text:p>
            </table:table-cell>
          </table:table-row>
        </table:table-header-rows>
        <table:table-row>
          <table:table-cell table:style-name="Table1.A2" office:value-type="string">
            <text:p text:style-name="P1">[main_sub1.ItemCode;block=tbs:row]</text:p>
          </table:table-cell>
          <table:table-cell table:style-name="Table1.A2" office:value-type="string">
            <text:p text:style-name="P1">[main_sub1.ProductTitle]</text:p>
          </table:table-cell>
          <table:table-cell table:style-name="Table1.A2" office:value-type="string">
            <text:p text:style-name="P1">[main_sub1.PONumber ]</text:p>
          </table:table-cell>
          <table:table-cell table:style-name="Table1.A2" office:value-type="string">
            <text:p text:style-name="P1">[main_sub1. GRNNo ]</text:p>
          </table:table-cell>
          <table:table-cell table:style-name="Table1.A2" office:value-type="string">
            <text:p text:style-name="P2">[main_sub1.Qty]</text:p>
          </table:table-cell>
          <table:table-cell table:style-name="Table1.A2" office:value-type="string">
            <text:p text:style-name="P2">[main_sub1.Currency]</text:p>
          </table:table-cell>
          <table:table-cell table:style-name="Table1.A2" office:value-type="string">
            <text:p text:style-name="P2">[main_sub1.Price]</text:p>
          </table:table-cell>
          <table:table-cell table:style-name="Table1.H2" office:value-type="string">
            <text:p text:style-name="P2">[main_sub1.Total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08-08T14:15:38.78</meta:creation-date>
    <meta:generator>OpenOffice/4.1.14$Win32 OpenOffice.org_project/4114m1$Build-9811</meta:generator>
    <dc:date>2023-09-04T11:08:37.41</dc:date>
    <dc:creator>Angelo Fernandez</dc:creator>
    <meta:editing-duration>PT1H3M28S</meta:editing-duration>
    <meta:editing-cycles>53</meta:editing-cycles>
    <meta:document-statistic meta:table-count="1" meta:image-count="0" meta:object-count="0" meta:page-count="1" meta:paragraph-count="19" meta:word-count="30" meta:character-count="537"/>
  </office:meta>
</office:document-meta>
</file>